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3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/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Free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uiswerkVergoeding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Datum</text:p>
          </table:table-cell>
          <table:table-cell table:style-name="Default" office:value-type="string" calcext:value-type="string">
            <text:p>Vergoeding</text:p>
          </table:table-cell>
          <table:table-cell table:style-name="ce6" office:value-type="string" calcext:value-type="string">
            <text:p>Totale Vergoeding</text:p>
          </table:table-cell>
          <table:table-cell table:style-name="ce2" table:number-columns-repeated="2"/>
          <table:table-cell/>
          <table:table-cell table:style-name="ce2"/>
        </table:table-row>
        <table:table-row-group>
          <table:table-row-group>
            <table:table-row table:style-name="ro2">
              <table:table-cell table:style-name="ce2"/>
              <table:table-cell table:style-name="Default" table:formula="of:=IF([.A2]&lt;&gt;&quot;&quot;; [VergoedingPerDag.A$1]; &quot;&quot;)">
                <text:p/>
              </table:table-cell>
              <table:table-cell table:style-name="ce7" table:number-matrix-columns-spanned="1" table:number-matrix-rows-spanned="1" table:formula="of:=SUBTOTAL(9;[.B:.B])" office:value-type="float" office:value="33.6" calcext:value-type="float">
                <text:p>33.60</text:p>
              </table:table-cell>
              <table:table-cell table:style-name="ce12" table:number-columns-repeated="2"/>
              <table:table-cell/>
              <table:table-cell table:style-name="ce12"/>
            </table:table-row>
            <table:table-row table:style-name="ro2">
              <table:table-cell table:style-name="ce2" office:value-type="string" calcext:value-type="string">
                <text:p>07-05-2025</text:p>
              </table:table-cell>
              <table:table-cell table:formula="of:=IF([.A3]&lt;&gt;&quot;&quot;; [VergoedingPerDag.A$1]; &quot;&quot;)" office:value-type="float" office:value="2.4" calcext:value-type="float">
                <text:p>2.4</text:p>
              </table:table-cell>
              <table:table-cell table:style-name="ce12" table:number-columns-repeated="5"/>
            </table:table-row>
          </table:table-row-group>
        </table:table-row-group>
        <table:table-row table:style-name="ro2">
          <table:table-cell table:style-name="ce2" office:value-type="string" calcext:value-type="string">
            <text:p>08-05-2025</text:p>
          </table:table-cell>
          <table:table-cell table:formula="of:=IF([.A4]&lt;&gt;&quot;&quot;; [VergoedingPerDag.A$1]; &quot;&quot;)" office:value-type="float" office:value="2.4" calcext:value-type="float">
            <text:p>2.4</text:p>
          </table:table-cell>
          <table:table-cell table:style-name="ce12" table:number-columns-repeated="5"/>
        </table:table-row>
        <table:table-row table:style-name="ro2">
          <table:table-cell table:style-name="ce2" office:value-type="string" calcext:value-type="string">
            <text:p>09-05-2025</text:p>
          </table:table-cell>
          <table:table-cell table:formula="of:=IF([.A5]&lt;&gt;&quot;&quot;; [VergoedingPerDag.A$1]; &quot;&quot;)" office:value-type="float" office:value="2.4" calcext:value-type="float">
            <text:p>2.4</text:p>
          </table:table-cell>
          <table:table-cell table:style-name="ce12" table:number-columns-repeated="5"/>
        </table:table-row>
        <table:table-row table:style-name="ro2">
          <table:table-cell table:style-name="ce3" office:value-type="string" calcext:value-type="string">
            <text:p>13-05-2025</text:p>
          </table:table-cell>
          <table:table-cell table:formula="of:=IF([.A6]&lt;&gt;&quot;&quot;; [VergoedingPerDag.A$1]; &quot;&quot;)" office:value-type="float" office:value="2.4" calcext:value-type="float">
            <text:p>2.4</text:p>
          </table:table-cell>
          <table:table-cell table:style-name="ce12"/>
          <table:table-cell table:style-name="ce15"/>
          <table:table-cell table:style-name="ce3" table:number-columns-repeated="3"/>
        </table:table-row>
        <table:table-row table:style-name="ro2">
          <table:table-cell table:style-name="ce3" office:value-type="string" calcext:value-type="string">
            <text:p>14-05-2025</text:p>
          </table:table-cell>
          <table:table-cell table:formula="of:=IF([.A7]&lt;&gt;&quot;&quot;; [VergoedingPerDag.A$1]; &quot;&quot;)" office:value-type="float" office:value="2.4" calcext:value-type="float">
            <text:p>2.4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15-05-2025</text:p>
          </table:table-cell>
          <table:table-cell table:formula="of:=IF([.A8]&lt;&gt;&quot;&quot;; [VergoedingPerDag.A$1]; &quot;&quot;)" office:value-type="float" office:value="2.4" calcext:value-type="float">
            <text:p>2.4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16-05-2025</text:p>
          </table:table-cell>
          <table:table-cell table:formula="of:=IF([.A9]&lt;&gt;&quot;&quot;; [VergoedingPerDag.A$1]; &quot;&quot;)" office:value-type="float" office:value="2.4" calcext:value-type="float">
            <text:p>2.4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20-05-2025</text:p>
          </table:table-cell>
          <table:table-cell table:formula="of:=IF([.A10]&lt;&gt;&quot;&quot;; [VergoedingPerDag.A$1]; &quot;&quot;)" office:value-type="float" office:value="2.4" calcext:value-type="float">
            <text:p>2.4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1-05-2025</text:p>
          </table:table-cell>
          <table:table-cell table:formula="of:=IF([.A11]&lt;&gt;&quot;&quot;; [VergoedingPerDag.A$1]; &quot;&quot;)" office:value-type="float" office:value="2.4" calcext:value-type="float">
            <text:p>2.4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2-05-2025</text:p>
          </table:table-cell>
          <table:table-cell table:formula="of:=IF([.A12]&lt;&gt;&quot;&quot;; [VergoedingPerDag.A$1]; &quot;&quot;)" office:value-type="float" office:value="2.4" calcext:value-type="float">
            <text:p>2.4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3-05-2025</text:p>
          </table:table-cell>
          <table:table-cell table:formula="of:=IF([.A13]&lt;&gt;&quot;&quot;; [VergoedingPerDag.A$1]; &quot;&quot;)" office:value-type="float" office:value="2.4" calcext:value-type="float">
            <text:p>2.4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7-05-2025</text:p>
          </table:table-cell>
          <table:table-cell table:formula="of:=IF([.A14]&lt;&gt;&quot;&quot;; [VergoedingPerDag.A$1]; &quot;&quot;)" office:value-type="float" office:value="2.4" calcext:value-type="float">
            <text:p>2.4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8-05-2025</text:p>
          </table:table-cell>
          <table:table-cell table:formula="of:=IF([.A15]&lt;&gt;&quot;&quot;; [VergoedingPerDag.A$1]; &quot;&quot;)" office:value-type="float" office:value="2.4" calcext:value-type="float">
            <text:p>2.4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29-05-2025</text:p>
          </table:table-cell>
          <table:table-cell table:formula="of:=IF([.A16]&lt;&gt;&quot;&quot;; [VergoedingPerDag.A$1]; &quot;&quot;)" office:value-type="float" office:value="2.4" calcext:value-type="float">
            <text:p>2.4</text:p>
          </table:table-cell>
          <table:table-cell table:number-columns-repeated="5"/>
        </table:table-row>
        <table:table-row table:style-name="ro2">
          <table:table-cell table:style-name="ce3"/>
          <table:table-cell table:formula="of:=IF([.A17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 table:style-name="ce3"/>
          <table:table-cell table:formula="of:=IF([.A18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 table:style-name="ce3"/>
          <table:table-cell table:formula="of:=IF([.A19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 table:style-name="ce3"/>
          <table:table-cell table:formula="of:=IF([.A20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 table:style-name="ce3"/>
          <table:table-cell table:formula="of:=IF([.A21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 table:style-name="ce3"/>
          <table:table-cell table:formula="of:=IF([.A22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 table:style-name="ce3"/>
          <table:table-cell table:formula="of:=IF([.A23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24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25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26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27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28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29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30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31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32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33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34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35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36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37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38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39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40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41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42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43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44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45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46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47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48]&lt;&gt;&quot;&quot;; [VergoedingPerDag.A$1]; &quot;&quot;)">
            <text:p/>
          </table:table-cell>
          <table:table-cell table:number-columns-repeated="5"/>
        </table:table-row>
        <table:table-row table:style-name="ro2">
          <table:table-cell/>
          <table:table-cell table:formula="of:=IF([.A49]&lt;&gt;&quot;&quot;; [VergoedingPerDag.A$1]; &quot;&quot;)">
            <text:p/>
          </table:table-cell>
          <table:table-cell table:number-columns-repeated="5"/>
        </table:table-row>
      </table:table>
      <table:table table:name="VergoedingPerDag" table:style-name="ta1">
        <table:table-column table:style-name="co1" table:default-cell-style-name="ce12"/>
        <table:table-row table:style-name="ro2">
          <table:table-cell office:value-type="float" office:value="2.4" calcext:value-type="float">
            <text:p>2.4</text:p>
          </table:table-cell>
        </table:table-row>
      </table:table>
      <table:named-expressions/>
      <table:database-ranges>
        <table:database-range table:name="__Anonymous_DB__1" table:target-range-address="ThuiswerkVergoeding.A1:ThuiswerkVergoeding.B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12:29:42.019692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08T08:55:17.165594450</meta:creation-date>
    <dc:date>2025-05-29T12:48:02.032193996</dc:date>
    <meta:editing-duration>PT7H25M37S</meta:editing-duration>
    <meta:editing-cycles>41</meta:editing-cycles>
    <meta:generator>LibreOffice/25.2.3.2$Linux_X86_64 LibreOffice_project/520$Build-2</meta:generator>
    <meta:print-date>2024-10-01T17:31:58.964337517</meta:print-date>
    <meta:printed-by>PDF files</meta:printed-by>
    <meta:document-statistic meta:table-count="2" meta:cell-count="67" meta:object-count="0"/>
  </office:meta>
</office:document-meta>
</file>